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009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25cm" svg:stroke-color="#000000" draw:marker-start-width="0.229cm" draw:marker-end-width="0.229cm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style:text-position="sub 58%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 xml:id="id2" draw:id="id2">
          <draw:custom-shape draw:style-name="gr1" draw:text-style-name="P1" draw:layer="layout" svg:width="1.002cm" svg:height="1.002cm" svg:x="24.798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cm" svg:height="0.7cm" svg:x="24.958cm" svg:y="9.3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xml:id="id4" draw:id="id4" draw:layer="layout" svg:width="2cm" svg:height="2cm" svg:x="5.2cm" svg:y="8.7cm">
          <text:p text:style-name="P1">E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2cm" svg:height="2cm" svg:x="8.499cm" svg:y="8.699cm">
          <text:p text:style-name="P1">E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2cm" svg:height="2cm" svg:x="11.798cm" svg:y="8.698cm">
          <text:p text:style-name="P1">E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2cm" svg:height="2cm" svg:x="18.397cm" svg:y="8.697cm">
          <text:p text:style-name="P1">E<text:span text:style-name="T1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2cm" svg:height="2cm" svg:x="21.696cm" svg:y="8.696cm">
          <text:p text:style-name="P1">E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7" draw:id="id7" draw:layer="layout" svg:width="1.865cm" svg:height="1.259cm" svg:x="15.1cm" svg:y="9.083cm">
          <draw:text-box>
            <text:p><text:span text:style-name="T2">. <text:s/>. <text:s/>.</text:span></text:p>
          </draw:text-box>
        </draw:frame>
        <draw:custom-shape draw:style-name="gr2" draw:text-style-name="P1" xml:id="id3" draw:id="id3" draw:layer="layout" svg:width="0.7cm" svg:height="0.7cm" svg:x="3.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3.696cm" svg:y1="9.696cm" svg:x2="24.798cm" svg:y2="9.701cm" draw:start-shape="id1" draw:start-glue-point="10" draw:end-shape="id2" draw:end-glue-point="3" svg:d="m23696 9696 1102 5">
          <text:p/>
        </draw:connector>
        <draw:connector draw:style-name="gr5" draw:text-style-name="P1" draw:layer="layout" draw:type="line" svg:x1="3.9cm" svg:y1="9.65cm" svg:x2="5.2cm" svg:y2="9.7cm" draw:start-shape="id3" draw:start-glue-point="10" draw:end-shape="id4" draw:end-glue-point="6" svg:d="m3900 9650 1300 50">
          <text:p/>
        </draw:connector>
        <draw:connector draw:style-name="gr5" draw:text-style-name="P1" draw:layer="layout" draw:type="line" svg:x1="7.2cm" svg:y1="9.7cm" svg:x2="8.499cm" svg:y2="9.699cm" draw:start-shape="id4" draw:start-glue-point="10" draw:end-shape="id5" draw:end-glue-point="6" svg:d="m7200 9700 1299-1">
          <text:p/>
        </draw:connector>
        <draw:connector draw:style-name="gr5" draw:text-style-name="P1" draw:layer="layout" draw:type="line" svg:x1="10.499cm" svg:y1="9.699cm" svg:x2="11.798cm" svg:y2="9.698cm" draw:start-shape="id5" draw:start-glue-point="10" draw:end-shape="id6" draw:end-glue-point="6" svg:d="m10499 9699 1299-1">
          <text:p/>
        </draw:connector>
        <draw:connector draw:style-name="gr5" draw:text-style-name="P1" draw:layer="layout" draw:type="line" svg:x1="13.798cm" svg:y1="9.698cm" svg:x2="15.1cm" svg:y2="9.712cm" draw:start-shape="id6" draw:start-glue-point="10" draw:end-shape="id7" svg:d="m13798 9698 1302 14">
          <text:p/>
        </draw:connector>
        <draw:connector draw:style-name="gr5" draw:text-style-name="P1" draw:layer="layout" draw:type="line" svg:x1="16.965cm" svg:y1="9.712cm" svg:x2="18.397cm" svg:y2="9.697cm" draw:start-shape="id7" draw:start-glue-point="1" draw:end-shape="id8" draw:end-glue-point="6" svg:d="m16965 9712 1432-15">
          <text:p/>
        </draw:connector>
        <draw:connector draw:style-name="gr5" draw:text-style-name="P1" draw:layer="layout" draw:type="line" svg:x1="20.397cm" svg:y1="9.697cm" svg:x2="21.696cm" svg:y2="9.696cm" draw:start-shape="id8" draw:start-glue-point="10" draw:end-shape="id1" draw:end-glue-point="6" svg:d="m20397 9697 1299-1">
          <text:p/>
        </draw:connector>
        <draw:connector draw:style-name="gr5" draw:text-style-name="P1" draw:layer="layout" draw:type="curve" draw:line-skew="-1.402cm" svg:x1="5.493cm" svg:y1="8.993cm" svg:x2="6.907cm" svg:y2="8.993cm" draw:start-shape="id4" draw:start-glue-point="5" draw:end-shape="id4" draw:end-glue-point="11" svg:d="m5493 8993c0-3294 1414-3294 1414 0">
          <text:p/>
        </draw:connector>
        <draw:connector draw:style-name="gr5" draw:text-style-name="P1" draw:layer="layout" draw:type="curve" draw:line-skew="-1.42cm" svg:x1="8.792cm" svg:y1="8.992cm" svg:x2="10.206cm" svg:y2="8.917cm" draw:start-shape="id5" draw:start-glue-point="5" svg:d="m8792 8992c0-3321 1414-3283 1414-75">
          <text:p/>
        </draw:connector>
        <draw:connector draw:style-name="gr5" draw:text-style-name="P1" draw:layer="layout" draw:type="curve" draw:line-skew="-1.4cm" svg:x1="12.091cm" svg:y1="8.991cm" svg:x2="13.505cm" svg:y2="8.991cm" draw:start-shape="id6" draw:start-glue-point="5" draw:end-shape="id6" draw:end-glue-point="11" svg:d="m12091 8991c0-3291 1414-3291 1414 0">
          <text:p/>
        </draw:connector>
        <draw:connector draw:style-name="gr5" draw:text-style-name="P1" draw:layer="layout" draw:type="curve" draw:line-skew="-1.399cm" svg:x1="18.69cm" svg:y1="8.99cm" svg:x2="20.104cm" svg:y2="8.99cm" draw:start-shape="id8" draw:start-glue-point="5" draw:end-shape="id8" draw:end-glue-point="11" svg:d="m18690 8990c0-3289 1414-3289 1414 0">
          <text:p/>
        </draw:connector>
        <draw:connector draw:style-name="gr5" draw:text-style-name="P1" draw:layer="layout" draw:type="curve" draw:line-skew="-1.398cm" svg:x1="21.989cm" svg:y1="8.989cm" svg:x2="23.403cm" svg:y2="8.989cm" draw:start-shape="id1" draw:start-glue-point="5" draw:end-shape="id1" draw:end-glue-point="11" svg:d="m21989 8989c0-3288 1414-3288 1414 0">
          <text:p/>
        </draw:connector>
        <draw:path draw:style-name="gr6" draw:text-style-name="P1" draw:layer="layout" svg:width="1.702cm" svg:height="2.083cm" draw:transform="skewX (0.273318560862312) rotate (0.732340154136821) translate (5.07455383753044cm 11.7052270235519cm)" svg:viewBox="0 0 1703 2084" svg:d="m0 559c357 184 532-181 690-410 215-313 718-92 481 279-164 256-249 563-287 867-96 767 408-58 668 278l-15 325 166 186">
          <text:p/>
        </draw:path>
        <draw:path draw:style-name="gr6" draw:text-style-name="P1" draw:layer="layout" svg:width="1.879cm" svg:height="2.049cm" draw:transform="skewX (-0.694990108144142) rotate (-1.13289321746952) translate (9.50280414019591cm 9.43881009796163cm)" svg:viewBox="0 0 1880 2050" svg:d="m0 1997c267-46 1212 305 875-356-153-301-569-620-128-889 605-371 716 784 1055 177 145-258-460-590-128-850l206-79">
          <text:p/>
        </draw:path>
        <draw:path draw:style-name="gr6" draw:text-style-name="P1" draw:layer="layout" svg:width="1.725cm" svg:height="1.813cm" draw:transform="skewX (-0.0602138591938044) rotate (-1.48632239099837) translate (13.7123886973512cm 10.912359697581cm)" svg:viewBox="0 0 1726 1814" svg:d="m388 1793c359-62 1083 202 1040-253-35-377-668-311-1061-375-507-83-487-758 49-594 893 275-150-556 726-393l368 31 216-209">
          <text:p/>
        </draw:path>
        <draw:path draw:style-name="gr6" draw:text-style-name="P1" draw:layer="layout" svg:width="1.702cm" svg:height="2.083cm" draw:transform="skewX (0.273318560862312) rotate (0.732340154136821) translate (18.4735538375304cm 11.7042270235519cm)" svg:viewBox="0 0 1703 2084" svg:d="m0 559c357 184 532-181 690-410 215-313 718-92 481 279-164 256-249 563-287 867-96 767 408-58 668 278l-15 325 166 186">
          <text:p/>
        </draw:path>
        <draw:path draw:style-name="gr6" draw:text-style-name="P1" draw:layer="layout" svg:width="1.879cm" svg:height="2.049cm" draw:transform="skewX (-0.694990108144142) rotate (-1.13289321746952) translate (22.9018041401959cm 9.43781009796163cm)" svg:viewBox="0 0 1880 2050" svg:d="m0 1997c267-46 1212 305 875-356-153-301-569-620-128-889 605-371 716 784 1055 177 145-258-460-590-128-850l206-79">
          <text:p/>
        </draw:path>
        <draw:frame draw:style-name="gr7" draw:text-style-name="P3" draw:layer="layout" svg:width="0.989cm" svg:height="0.645cm" svg:x="4.7cm" svg:y="8.2cm">
          <draw:text-box>
            <text:p><text:span text:style-name="T3">0.3</text:span></text:p>
          </draw:text-box>
        </draw:frame>
        <draw:frame draw:style-name="gr7" draw:text-style-name="P3" draw:layer="layout" svg:width="0.989cm" svg:height="0.645cm" svg:x="8.001cm" svg:y="8.2cm">
          <draw:text-box>
            <text:p><text:span text:style-name="T3">0.1</text:span></text:p>
          </draw:text-box>
        </draw:frame>
        <draw:frame draw:style-name="gr7" draw:text-style-name="P3" draw:layer="layout" svg:width="0.989cm" svg:height="0.645cm" svg:x="11.202cm" svg:y="8.2cm">
          <draw:text-box>
            <text:p><text:span text:style-name="T3">0.5</text:span></text:p>
          </draw:text-box>
        </draw:frame>
        <draw:frame draw:style-name="gr7" draw:text-style-name="P3" draw:layer="layout" svg:width="0.989cm" svg:height="0.645cm" svg:x="17.903cm" svg:y="8.2cm">
          <draw:text-box>
            <text:p><text:span text:style-name="T3">0.7</text:span></text:p>
          </draw:text-box>
        </draw:frame>
        <draw:frame draw:style-name="gr7" draw:text-style-name="P3" draw:layer="layout" svg:width="0.989cm" svg:height="0.645cm" svg:x="21.204cm" svg:y="8.2cm">
          <draw:text-box>
            <text:p><text:span text:style-name="T3">0.6</text:span></text:p>
          </draw:text-box>
        </draw:frame>
        <draw:frame draw:style-name="gr7" draw:text-style-name="P3" draw:layer="layout" svg:width="0.989cm" svg:height="0.645cm" svg:x="23.605cm" svg:y="9.7cm">
          <draw:text-box>
            <text:p><text:span text:style-name="T3">0.4</text:span></text:p>
          </draw:text-box>
        </draw:frame>
        <draw:frame draw:style-name="gr7" draw:text-style-name="P3" draw:layer="layout" svg:width="0.989cm" svg:height="0.645cm" svg:x="20.306cm" svg:y="9.7cm">
          <draw:text-box>
            <text:p><text:span text:style-name="T3">0.3</text:span></text:p>
          </draw:text-box>
        </draw:frame>
        <draw:frame draw:style-name="gr7" draw:text-style-name="P3" draw:layer="layout" svg:width="0.989cm" svg:height="0.645cm" svg:x="13.707cm" svg:y="9.7cm">
          <draw:text-box>
            <text:p><text:span text:style-name="T3">0.5</text:span></text:p>
          </draw:text-box>
        </draw:frame>
        <draw:frame draw:style-name="gr7" draw:text-style-name="P3" draw:layer="layout" svg:width="0.989cm" svg:height="0.645cm" svg:x="10.308cm" svg:y="9.7cm">
          <draw:text-box>
            <text:p><text:span text:style-name="T3">0.9</text:span></text:p>
          </draw:text-box>
        </draw:frame>
        <draw:frame draw:style-name="gr7" draw:text-style-name="P3" draw:layer="layout" svg:width="0.989cm" svg:height="0.645cm" svg:x="7.009cm" svg:y="9.7cm">
          <draw:text-box>
            <text:p><text:span text:style-name="T3">0.7</text:span></text:p>
          </draw:text-box>
        </draw:frame>
        <draw:custom-shape draw:style-name="gr8" draw:text-style-name="P1" draw:layer="layout" svg:width="23.2cm" svg:height="6.9cm" svg:x="3cm" svg:y="6.2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1T12:44:39.45</meta:creation-date>
    <dc:date>2012-05-23T13:59:14</dc:date>
    <meta:editing-duration>PT13M</meta:editing-duration>
    <meta:editing-cycles>2</meta:editing-cycles>
    <meta:generator>LibreOffice/3.4$Linux LibreOffice_project/340m1$Build-402</meta:generator>
    <dc:creator>Arnon SIlva</dc:creator>
    <meta:document-statistic meta:object-count="38"/>
  </office:meta>
</office:document-meta>
</file>